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5" style:family="paragraph" style:parent-style-name="Table_20_Contents" style:list-style-name="L1">
      <style:text-properties style:font-name="Times New Roman" fo:font-size="12pt" officeooo:paragraph-rsid="001cff72" style:font-size-asian="12pt" style:font-size-complex="12pt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paragraph-rsid="001b1c3c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c3c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officeooo:rsid="001cff72" style:font-style-asian="normal" style:font-style-complex="normal"/>
    </style:style>
    <style:style style:name="T7" style:family="text">
      <style:text-properties officeooo:rsid="0019980a"/>
    </style:style>
    <style:style style:name="T8" style:family="text">
      <style:text-properties officeooo:rsid="001b1c3c"/>
    </style:style>
    <style:style style:name="T9" style:family="text">
      <style:text-properties officeooo:rsid="001cff72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6"><text:span text:style-name="T8">Notifica maestra data evento</text:span>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5">Marta</text:span><text:span text:style-name="T3"> </text:span><text:span text:style-name="T1">: </text:span><text:span text:style-name="T2">Maestra</text:span></text:p>
            <text:p text:style-name="P2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6399039" text:style-name="L1">
              <text:list-item>
                <text:p text:style-name="P4">Marta, <text:span text:style-name="T9">maestra dell' asilo</text:span>,mentre sta navigando all' interno del sistema @silo <text:span text:style-name="T9">nel suo ufficio</text:span>, <text:span text:style-name="T9">sposta la sua attenzione </text:span><text:span text:style-name="T6">da quello che stava facendo alla notifica di un evento imminente.</text:span></text:p>
              </text:list-item>
            </text:list>
            <text:p text:style-name="P3"><text:span text:style-name="T6"/></text:p>
            <text:list xml:id="list37538800" text:continue-numbering="true" text:style-name="L1">
              <text:list-item>
                <text:p text:style-name="P4">Marta <text:span text:style-name="T9">leggendo la notifica viene a conoscenza dell'infomazione e quindi sa che tra li a breve si svolgerà l'evento notificatole</text:span>.</text:p>
              </text:list-item>
            </text:list>
            <text:p text:style-name="P3"/>
            <text:list xml:id="list37531294" text:continue-numbering="true" text:style-name="L1">
              <text:list-item>
                <text:p text:style-name="P5"><text:span text:style-name="T9">Dopo aver prevo visione delle informazioni marta, continua la sua navigazione all interno del sistema.</text:span></text:p>
              </text:list-item>
            </text:list>
            <text:p text:style-name="P3"/>
            <text:p text:style-name="P3"/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5S</meta:editing-duration>
    <meta:editing-cycles>21</meta:editing-cycles>
    <meta:generator>LibreOffice/3.6$Windows_x86 LibreOffice_project/da8c1e6-fd468f4-454e206-f42a4a9-143cfd</meta:generator>
    <dc:date>2012-10-22T17:39:09.74</dc:date>
    <meta:document-statistic meta:table-count="1" meta:image-count="0" meta:object-count="0" meta:page-count="1" meta:paragraph-count="10" meta:word-count="80" meta:character-count="515" meta:non-whitespace-character-count="443"/>
    <meta:user-defined meta:name="Info 1"/>
    <meta:user-defined meta:name="Info 2"/>
    <meta:user-defined meta:name="Info 3"/>
    <meta:user-defined meta:name="Info 4"/>
  </office:meta>
</office:document-meta>
</file>